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9.51pt"/>
    </style:style>
    <style:style style:name="co4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row table:style-name="ro3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6545" calcext:value-type="float">
            <text:p>66545</text:p>
          </table:table-cell>
          <table:table-cell office:value-type="float" office:value="66606" calcext:value-type="float">
            <text:p>6660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6606" calcext:value-type="float">
            <text:p>66606</text:p>
          </table:table-cell>
          <table:table-cell office:value-type="float" office:value="66696" calcext:value-type="float">
            <text:p>6669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6696" calcext:value-type="float">
            <text:p>66696</text:p>
          </table:table-cell>
          <table:table-cell office:value-type="float" office:value="66885" calcext:value-type="float">
            <text:p>6688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6885" calcext:value-type="float">
            <text:p>66885</text:p>
          </table:table-cell>
          <table:table-cell office:value-type="float" office:value="67138" calcext:value-type="float">
            <text:p>6713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7384" calcext:value-type="float">
            <text:p>67384</text:p>
          </table:table-cell>
          <table:table-cell office:value-type="float" office:value="67495" calcext:value-type="float">
            <text:p>6749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7495" calcext:value-type="float">
            <text:p>67495</text:p>
          </table:table-cell>
          <table:table-cell office:value-type="float" office:value="67683" calcext:value-type="float">
            <text:p>6768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7683" calcext:value-type="float">
            <text:p>67683</text:p>
          </table:table-cell>
          <table:table-cell office:value-type="float" office:value="67807" calcext:value-type="float">
            <text:p>6780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7807" calcext:value-type="float">
            <text:p>67807</text:p>
          </table:table-cell>
          <table:table-cell office:value-type="float" office:value="67892" calcext:value-type="float">
            <text:p>6789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8169" calcext:value-type="float">
            <text:p>68169</text:p>
          </table:table-cell>
          <table:table-cell office:value-type="float" office:value="68227" calcext:value-type="float">
            <text:p>6822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8227" calcext:value-type="float">
            <text:p>68227</text:p>
          </table:table-cell>
          <table:table-cell office:value-type="float" office:value="68295" calcext:value-type="float">
            <text:p>6829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68314" calcext:value-type="float">
            <text:p>68314</text:p>
          </table:table-cell>
          <table:table-cell office:value-type="float" office:value="68338" calcext:value-type="float">
            <text:p>6833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8295" calcext:value-type="float">
            <text:p>68295</text:p>
          </table:table-cell>
          <table:table-cell office:value-type="float" office:value="68571" calcext:value-type="float">
            <text:p>6857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8571" calcext:value-type="float">
            <text:p>68571</text:p>
          </table:table-cell>
          <table:table-cell office:value-type="float" office:value="68775" calcext:value-type="float">
            <text:p>6877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8910" calcext:value-type="float">
            <text:p>68910</text:p>
          </table:table-cell>
          <table:table-cell office:value-type="float" office:value="69018" calcext:value-type="float">
            <text:p>6901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9018" calcext:value-type="float">
            <text:p>69018</text:p>
          </table:table-cell>
          <table:table-cell office:value-type="float" office:value="69181" calcext:value-type="float">
            <text:p>6918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9181" calcext:value-type="float">
            <text:p>69181</text:p>
          </table:table-cell>
          <table:table-cell office:value-type="float" office:value="69233" calcext:value-type="float">
            <text:p>6923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9233" calcext:value-type="float">
            <text:p>69233</text:p>
          </table:table-cell>
          <table:table-cell office:value-type="float" office:value="69355" calcext:value-type="float">
            <text:p>6935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69552" calcext:value-type="float">
            <text:p>69552</text:p>
          </table:table-cell>
          <table:table-cell office:value-type="float" office:value="69606" calcext:value-type="float">
            <text:p>6960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69606" calcext:value-type="float">
            <text:p>69606</text:p>
          </table:table-cell>
          <table:table-cell office:value-type="float" office:value="69686" calcext:value-type="float">
            <text:p>6968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69686" calcext:value-type="float">
            <text:p>69686</text:p>
          </table:table-cell>
          <table:table-cell office:value-type="float" office:value="69956" calcext:value-type="float">
            <text:p>6995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69956" calcext:value-type="float">
            <text:p>69956</text:p>
          </table:table-cell>
          <table:table-cell office:value-type="float" office:value="70184" calcext:value-type="float">
            <text:p>7018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322" calcext:value-type="float">
            <text:p>70322</text:p>
          </table:table-cell>
          <table:table-cell office:value-type="float" office:value="70476" calcext:value-type="float">
            <text:p>7047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0476" calcext:value-type="float">
            <text:p>70476</text:p>
          </table:table-cell>
          <table:table-cell office:value-type="float" office:value="70610" calcext:value-type="float">
            <text:p>7061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0610" calcext:value-type="float">
            <text:p>70610</text:p>
          </table:table-cell>
          <table:table-cell office:value-type="float" office:value="70712" calcext:value-type="float">
            <text:p>7071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0712" calcext:value-type="float">
            <text:p>70712</text:p>
          </table:table-cell>
          <table:table-cell office:value-type="float" office:value="70736" calcext:value-type="float">
            <text:p>7073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0975" calcext:value-type="float">
            <text:p>70975</text:p>
          </table:table-cell>
          <table:table-cell office:value-type="float" office:value="71048" calcext:value-type="float">
            <text:p>7104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1048" calcext:value-type="float">
            <text:p>71048</text:p>
          </table:table-cell>
          <table:table-cell office:value-type="float" office:value="71106" calcext:value-type="float">
            <text:p>7110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1106" calcext:value-type="float">
            <text:p>71106</text:p>
          </table:table-cell>
          <table:table-cell office:value-type="float" office:value="71174" calcext:value-type="float">
            <text:p>7117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1174" calcext:value-type="float">
            <text:p>71174</text:p>
          </table:table-cell>
          <table:table-cell office:value-type="float" office:value="71379" calcext:value-type="float">
            <text:p>7137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1497" calcext:value-type="float">
            <text:p>71497</text:p>
          </table:table-cell>
          <table:table-cell office:value-type="float" office:value="71684" calcext:value-type="float">
            <text:p>7168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1684" calcext:value-type="float">
            <text:p>71684</text:p>
          </table:table-cell>
          <table:table-cell office:value-type="float" office:value="71884" calcext:value-type="float">
            <text:p>7188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2099" calcext:value-type="float">
            <text:p>72099</text:p>
          </table:table-cell>
          <table:table-cell office:value-type="float" office:value="72146" calcext:value-type="float">
            <text:p>7214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2146" calcext:value-type="float">
            <text:p>72146</text:p>
          </table:table-cell>
          <table:table-cell office:value-type="float" office:value="72194" calcext:value-type="float">
            <text:p>7219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2194" calcext:value-type="float">
            <text:p>72194</text:p>
          </table:table-cell>
          <table:table-cell office:value-type="float" office:value="72342" calcext:value-type="float">
            <text:p>7234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2342" calcext:value-type="float">
            <text:p>72342</text:p>
          </table:table-cell>
          <table:table-cell office:value-type="float" office:value="72571" calcext:value-type="float">
            <text:p>7257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2687" calcext:value-type="float">
            <text:p>72687</text:p>
          </table:table-cell>
          <table:table-cell office:value-type="float" office:value="72809" calcext:value-type="float">
            <text:p>7280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2809" calcext:value-type="float">
            <text:p>72809</text:p>
          </table:table-cell>
          <table:table-cell office:value-type="float" office:value="72941" calcext:value-type="float">
            <text:p>7294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2941" calcext:value-type="float">
            <text:p>72941</text:p>
          </table:table-cell>
          <table:table-cell office:value-type="float" office:value="73029" calcext:value-type="float">
            <text:p>7302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73029" calcext:value-type="float">
            <text:p>73029</text:p>
          </table:table-cell>
          <table:table-cell office:value-type="float" office:value="73071" calcext:value-type="float">
            <text:p>73071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6440" calcext:value-type="float">
            <text:p>76440</text:p>
          </table:table-cell>
          <table:table-cell office:value-type="float" office:value="76506" calcext:value-type="float">
            <text:p>76506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6506" calcext:value-type="float">
            <text:p>76506</text:p>
          </table:table-cell>
          <table:table-cell office:value-type="float" office:value="76580" calcext:value-type="float">
            <text:p>7658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580" calcext:value-type="float">
            <text:p>76580</text:p>
          </table:table-cell>
          <table:table-cell office:value-type="float" office:value="76700" calcext:value-type="float">
            <text:p>7670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6700" calcext:value-type="float">
            <text:p>76700</text:p>
          </table:table-cell>
          <table:table-cell office:value-type="float" office:value="76854" calcext:value-type="float">
            <text:p>7685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6968" calcext:value-type="float">
            <text:p>76968</text:p>
          </table:table-cell>
          <table:table-cell office:value-type="float" office:value="77036" calcext:value-type="float">
            <text:p>7703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7036" calcext:value-type="float">
            <text:p>77036</text:p>
          </table:table-cell>
          <table:table-cell office:value-type="float" office:value="77158" calcext:value-type="float">
            <text:p>7715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7434" calcext:value-type="float">
            <text:p>77434</text:p>
          </table:table-cell>
          <table:table-cell office:value-type="float" office:value="77488" calcext:value-type="float">
            <text:p>7748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7488" calcext:value-type="float">
            <text:p>77488</text:p>
          </table:table-cell>
          <table:table-cell office:value-type="float" office:value="77554" calcext:value-type="float">
            <text:p>7755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7554" calcext:value-type="float">
            <text:p>77554</text:p>
          </table:table-cell>
          <table:table-cell office:value-type="float" office:value="77900" calcext:value-type="float">
            <text:p>7790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7900" calcext:value-type="float">
            <text:p>77900</text:p>
          </table:table-cell>
          <table:table-cell office:value-type="float" office:value="77944" calcext:value-type="float">
            <text:p>7794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8055" calcext:value-type="float">
            <text:p>78055</text:p>
          </table:table-cell>
          <table:table-cell office:value-type="float" office:value="78211" calcext:value-type="float">
            <text:p>7821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8211" calcext:value-type="float">
            <text:p>78211</text:p>
          </table:table-cell>
          <table:table-cell office:value-type="float" office:value="78312" calcext:value-type="float">
            <text:p>7831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78544" calcext:value-type="float">
            <text:p>78544</text:p>
          </table:table-cell>
          <table:table-cell office:value-type="float" office:value="78607" calcext:value-type="float">
            <text:p>7860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8607" calcext:value-type="float">
            <text:p>78607</text:p>
          </table:table-cell>
          <table:table-cell office:value-type="float" office:value="78674" calcext:value-type="float">
            <text:p>7867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8674" calcext:value-type="float">
            <text:p>78674</text:p>
          </table:table-cell>
          <table:table-cell office:value-type="float" office:value="79128" calcext:value-type="float">
            <text:p>7912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79128" calcext:value-type="float">
            <text:p>79128</text:p>
          </table:table-cell>
          <table:table-cell office:value-type="float" office:value="79202" calcext:value-type="float">
            <text:p>7920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79202" calcext:value-type="float">
            <text:p>79202</text:p>
          </table:table-cell>
          <table:table-cell office:value-type="float" office:value="79981" calcext:value-type="float">
            <text:p>7998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79981" calcext:value-type="float">
            <text:p>79981</text:p>
          </table:table-cell>
          <table:table-cell office:value-type="float" office:value="80019" calcext:value-type="float">
            <text:p>8001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0193" calcext:value-type="float">
            <text:p>80193</text:p>
          </table:table-cell>
          <table:table-cell office:value-type="float" office:value="80265" calcext:value-type="float">
            <text:p>8026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0265" calcext:value-type="float">
            <text:p>80265</text:p>
          </table:table-cell>
          <table:table-cell office:value-type="float" office:value="80375" calcext:value-type="float">
            <text:p>80375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1216" calcext:value-type="float">
            <text:p>81216</text:p>
          </table:table-cell>
          <table:table-cell office:value-type="float" office:value="81263" calcext:value-type="float">
            <text:p>8126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1263" calcext:value-type="float">
            <text:p>81263</text:p>
          </table:table-cell>
          <table:table-cell office:value-type="float" office:value="81321" calcext:value-type="float">
            <text:p>8132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1321" calcext:value-type="float">
            <text:p>81321</text:p>
          </table:table-cell>
          <table:table-cell office:value-type="float" office:value="81649" calcext:value-type="float">
            <text:p>8164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1649" calcext:value-type="float">
            <text:p>81649</text:p>
          </table:table-cell>
          <table:table-cell office:value-type="float" office:value="81711" calcext:value-type="float">
            <text:p>8171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1874" calcext:value-type="float">
            <text:p>81874</text:p>
          </table:table-cell>
          <table:table-cell office:value-type="float" office:value="81939" calcext:value-type="float">
            <text:p>8193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1939" calcext:value-type="float">
            <text:p>81939</text:p>
          </table:table-cell>
          <table:table-cell office:value-type="float" office:value="82037" calcext:value-type="float">
            <text:p>8203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2412" calcext:value-type="float">
            <text:p>82412</text:p>
          </table:table-cell>
          <table:table-cell office:value-type="float" office:value="82452" calcext:value-type="float">
            <text:p>8245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2452" calcext:value-type="float">
            <text:p>82452</text:p>
          </table:table-cell>
          <table:table-cell office:value-type="float" office:value="82519" calcext:value-type="float">
            <text:p>8251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2519" calcext:value-type="float">
            <text:p>82519</text:p>
          </table:table-cell>
          <table:table-cell office:value-type="float" office:value="82685" calcext:value-type="float">
            <text:p>8268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2685" calcext:value-type="float">
            <text:p>82685</text:p>
          </table:table-cell>
          <table:table-cell office:value-type="float" office:value="82733" calcext:value-type="float">
            <text:p>8273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2873" calcext:value-type="float">
            <text:p>82873</text:p>
          </table:table-cell>
          <table:table-cell office:value-type="float" office:value="82927" calcext:value-type="float">
            <text:p>8292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2927" calcext:value-type="float">
            <text:p>82927</text:p>
          </table:table-cell>
          <table:table-cell office:value-type="float" office:value="83050" calcext:value-type="float">
            <text:p>8305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89074" calcext:value-type="float">
            <text:p>89074</text:p>
          </table:table-cell>
          <table:table-cell office:value-type="float" office:value="89130" calcext:value-type="float">
            <text:p>8913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89771" calcext:value-type="float">
            <text:p>89771</text:p>
          </table:table-cell>
          <table:table-cell office:value-type="float" office:value="89805" calcext:value-type="float">
            <text:p>8980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89805" calcext:value-type="float">
            <text:p>89805</text:p>
          </table:table-cell>
          <table:table-cell office:value-type="float" office:value="89871" calcext:value-type="float">
            <text:p>8987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89871" calcext:value-type="float">
            <text:p>89871</text:p>
          </table:table-cell>
          <table:table-cell office:value-type="float" office:value="89917" calcext:value-type="float">
            <text:p>8991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89917" calcext:value-type="float">
            <text:p>89917</text:p>
          </table:table-cell>
          <table:table-cell office:value-type="float" office:value="89953" calcext:value-type="float">
            <text:p>8995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89953" calcext:value-type="float">
            <text:p>89953</text:p>
          </table:table-cell>
          <table:table-cell office:value-type="float" office:value="90011" calcext:value-type="float">
            <text:p>9001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0103" calcext:value-type="float">
            <text:p>90103</text:p>
          </table:table-cell>
          <table:table-cell office:value-type="float" office:value="90151" calcext:value-type="float">
            <text:p>9015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0151" calcext:value-type="float">
            <text:p>90151</text:p>
          </table:table-cell>
          <table:table-cell office:value-type="float" office:value="90564" calcext:value-type="float">
            <text:p>9056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0564" calcext:value-type="float">
            <text:p>90564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90731" calcext:value-type="float">
            <text:p>90731</text:p>
          </table:table-cell>
          <table:table-cell office:value-type="float" office:value="91111" calcext:value-type="float">
            <text:p>9111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0700" calcext:value-type="float">
            <text:p>90700</text:p>
          </table:table-cell>
          <table:table-cell office:value-type="float" office:value="91253" calcext:value-type="float">
            <text:p>9125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1520" calcext:value-type="float">
            <text:p>91520</text:p>
          </table:table-cell>
          <table:table-cell office:value-type="float" office:value="91609" calcext:value-type="float">
            <text:p>9160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1609" calcext:value-type="float">
            <text:p>91609</text:p>
          </table:table-cell>
          <table:table-cell office:value-type="float" office:value="91686" calcext:value-type="float">
            <text:p>9168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1686" calcext:value-type="float">
            <text:p>91686</text:p>
          </table:table-cell>
          <table:table-cell office:value-type="float" office:value="91754" calcext:value-type="float">
            <text:p>91754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1754" calcext:value-type="float">
            <text:p>91754</text:p>
          </table:table-cell>
          <table:table-cell office:value-type="float" office:value="91779" calcext:value-type="float">
            <text:p>9177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1779" calcext:value-type="float">
            <text:p>91779</text:p>
          </table:table-cell>
          <table:table-cell office:value-type="float" office:value="91849" calcext:value-type="float">
            <text:p>9184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1972" calcext:value-type="float">
            <text:p>91972</text:p>
          </table:table-cell>
          <table:table-cell office:value-type="float" office:value="92030" calcext:value-type="float">
            <text:p>9203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2030" calcext:value-type="float">
            <text:p>92030</text:p>
          </table:table-cell>
          <table:table-cell office:value-type="float" office:value="92239" calcext:value-type="float">
            <text:p>9223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2239" calcext:value-type="float">
            <text:p>92239</text:p>
          </table:table-cell>
          <table:table-cell office:value-type="float" office:value="92343" calcext:value-type="float">
            <text:p>9234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2343" calcext:value-type="float">
            <text:p>92343</text:p>
          </table:table-cell>
          <table:table-cell office:value-type="float" office:value="92352" calcext:value-type="float">
            <text:p>9235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2842" calcext:value-type="float">
            <text:p>92842</text:p>
          </table:table-cell>
          <table:table-cell office:value-type="float" office:value="92869" calcext:value-type="float">
            <text:p>9286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2869" calcext:value-type="float">
            <text:p>92869</text:p>
          </table:table-cell>
          <table:table-cell office:value-type="float" office:value="92937" calcext:value-type="float">
            <text:p>9293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2937" calcext:value-type="float">
            <text:p>92937</text:p>
          </table:table-cell>
          <table:table-cell office:value-type="float" office:value="93039" calcext:value-type="float">
            <text:p>9303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3039" calcext:value-type="float">
            <text:p>93039</text:p>
          </table:table-cell>
          <table:table-cell office:value-type="float" office:value="93125" calcext:value-type="float">
            <text:p>9312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3316" calcext:value-type="float">
            <text:p>93316</text:p>
          </table:table-cell>
          <table:table-cell office:value-type="float" office:value="93373" calcext:value-type="float">
            <text:p>9337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3373" calcext:value-type="float">
            <text:p>93373</text:p>
          </table:table-cell>
          <table:table-cell office:value-type="float" office:value="93687" calcext:value-type="float">
            <text:p>9368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3687" calcext:value-type="float">
            <text:p>93687</text:p>
          </table:table-cell>
          <table:table-cell office:value-type="float" office:value="93785" calcext:value-type="float">
            <text:p>9378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3785" calcext:value-type="float">
            <text:p>93785</text:p>
          </table:table-cell>
          <table:table-cell office:value-type="float" office:value="93838" calcext:value-type="float">
            <text:p>93838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4799" calcext:value-type="float">
            <text:p>94799</text:p>
          </table:table-cell>
          <table:table-cell office:value-type="float" office:value="94838" calcext:value-type="float">
            <text:p>9483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4838" calcext:value-type="float">
            <text:p>94838</text:p>
          </table:table-cell>
          <table:table-cell office:value-type="float" office:value="94889" calcext:value-type="float">
            <text:p>9488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4889" calcext:value-type="float">
            <text:p>94889</text:p>
          </table:table-cell>
          <table:table-cell office:value-type="float" office:value="94945" calcext:value-type="float">
            <text:p>9494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4945" calcext:value-type="float">
            <text:p>94945</text:p>
          </table:table-cell>
          <table:table-cell office:value-type="float" office:value="94973" calcext:value-type="float">
            <text:p>9497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4973" calcext:value-type="float">
            <text:p>94973</text:p>
          </table:table-cell>
          <table:table-cell office:value-type="float" office:value="95027" calcext:value-type="float">
            <text:p>9502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7389" calcext:value-type="float">
            <text:p>97389</text:p>
          </table:table-cell>
          <table:table-cell office:value-type="float" office:value="97473" calcext:value-type="float">
            <text:p>97473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7473" calcext:value-type="float">
            <text:p>97473</text:p>
          </table:table-cell>
          <table:table-cell office:value-type="float" office:value="97543" calcext:value-type="float">
            <text:p>9754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7543" calcext:value-type="float">
            <text:p>97543</text:p>
          </table:table-cell>
          <table:table-cell office:value-type="float" office:value="97665" calcext:value-type="float">
            <text:p>9766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7665" calcext:value-type="float">
            <text:p>97665</text:p>
          </table:table-cell>
          <table:table-cell office:value-type="float" office:value="97703" calcext:value-type="float">
            <text:p>9770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7703" calcext:value-type="float">
            <text:p>97703</text:p>
          </table:table-cell>
          <table:table-cell office:value-type="float" office:value="97750" calcext:value-type="float">
            <text:p>9775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7849" calcext:value-type="float">
            <text:p>97849</text:p>
          </table:table-cell>
          <table:table-cell office:value-type="float" office:value="97890" calcext:value-type="float">
            <text:p>97890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7908" calcext:value-type="float">
            <text:p>97908</text:p>
          </table:table-cell>
          <table:table-cell office:value-type="float" office:value="97955" calcext:value-type="float">
            <text:p>97955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97890" calcext:value-type="float">
            <text:p>97890</text:p>
          </table:table-cell>
          <table:table-cell office:value-type="float" office:value="98004" calcext:value-type="float">
            <text:p>9800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7955" calcext:value-type="float">
            <text:p>97955</text:p>
          </table:table-cell>
          <table:table-cell office:value-type="float" office:value="98036" calcext:value-type="float">
            <text:p>98036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98079" calcext:value-type="float">
            <text:p>98079</text:p>
          </table:table-cell>
          <table:table-cell office:value-type="float" office:value="98119" calcext:value-type="float">
            <text:p>9811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8036" calcext:value-type="float">
            <text:p>98036</text:p>
          </table:table-cell>
          <table:table-cell office:value-type="float" office:value="98270" calcext:value-type="float">
            <text:p>9827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8270" calcext:value-type="float">
            <text:p>98270</text:p>
          </table:table-cell>
          <table:table-cell office:value-type="float" office:value="98372" calcext:value-type="float">
            <text:p>9837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8632" calcext:value-type="float">
            <text:p>98632</text:p>
          </table:table-cell>
          <table:table-cell office:value-type="float" office:value="98668" calcext:value-type="float">
            <text:p>98668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98668" calcext:value-type="float">
            <text:p>98668</text:p>
          </table:table-cell>
          <table:table-cell office:value-type="float" office:value="98722" calcext:value-type="float">
            <text:p>987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8722" calcext:value-type="float">
            <text:p>98722</text:p>
          </table:table-cell>
          <table:table-cell office:value-type="float" office:value="98816" calcext:value-type="float">
            <text:p>9881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8816" calcext:value-type="float">
            <text:p>98816</text:p>
          </table:table-cell>
          <table:table-cell office:value-type="float" office:value="98851" calcext:value-type="float">
            <text:p>98851</text:p>
          </table:table-cell>
        </table:table-row>
        <table:table-row table:style-name="ro3">
          <table:table-cell office:value-type="string" calcext:value-type="string">
            <text:p>Fail</text:p>
          </table:table-cell>
          <table:table-cell office:value-type="float" office:value="98851" calcext:value-type="float">
            <text:p>98851</text:p>
          </table:table-cell>
          <table:table-cell office:value-type="float" office:value="99003" calcext:value-type="float">
            <text:p>9900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9003" calcext:value-type="float">
            <text:p>99003</text:p>
          </table:table-cell>
          <table:table-cell office:value-type="float" office:value="99054" calcext:value-type="float">
            <text:p>9905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99204" calcext:value-type="float">
            <text:p>99204</text:p>
          </table:table-cell>
          <table:table-cell office:value-type="float" office:value="99237" calcext:value-type="float">
            <text:p>9923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9224" calcext:value-type="float">
            <text:p>99224</text:p>
          </table:table-cell>
          <table:table-cell office:value-type="float" office:value="99272" calcext:value-type="float">
            <text:p>99272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99272" calcext:value-type="float">
            <text:p>99272</text:p>
          </table:table-cell>
          <table:table-cell office:value-type="float" office:value="99327" calcext:value-type="float">
            <text:p>99327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99237" calcext:value-type="float">
            <text:p>99237</text:p>
          </table:table-cell>
          <table:table-cell office:value-type="float" office:value="99355" calcext:value-type="float">
            <text:p>9935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99327" calcext:value-type="float">
            <text:p>99327</text:p>
          </table:table-cell>
          <table:table-cell office:value-type="float" office:value="99559" calcext:value-type="float">
            <text:p>9955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99559" calcext:value-type="float">
            <text:p>99559</text:p>
          </table:table-cell>
          <table:table-cell office:value-type="float" office:value="100146" calcext:value-type="float">
            <text:p>100146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0378" calcext:value-type="float">
            <text:p>100378</text:p>
          </table:table-cell>
          <table:table-cell office:value-type="float" office:value="100457" calcext:value-type="float">
            <text:p>10045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0457" calcext:value-type="float">
            <text:p>100457</text:p>
          </table:table-cell>
          <table:table-cell office:value-type="float" office:value="100505" calcext:value-type="float">
            <text:p>10050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0505" calcext:value-type="float">
            <text:p>100505</text:p>
          </table:table-cell>
          <table:table-cell office:value-type="float" office:value="100621" calcext:value-type="float">
            <text:p>100621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0621" calcext:value-type="float">
            <text:p>100621</text:p>
          </table:table-cell>
          <table:table-cell office:value-type="float" office:value="100641" calcext:value-type="float">
            <text:p>10064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0641" calcext:value-type="float">
            <text:p>100641</text:p>
          </table:table-cell>
          <table:table-cell office:value-type="float" office:value="100693" calcext:value-type="float">
            <text:p>10069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0935" calcext:value-type="float">
            <text:p>100935</text:p>
          </table:table-cell>
          <table:table-cell office:value-type="float" office:value="100980" calcext:value-type="float">
            <text:p>10098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0980" calcext:value-type="float">
            <text:p>100980</text:p>
          </table:table-cell>
          <table:table-cell office:value-type="float" office:value="101153" calcext:value-type="float">
            <text:p>10115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1158" calcext:value-type="float">
            <text:p>101158</text:p>
          </table:table-cell>
          <table:table-cell office:value-type="float" office:value="101193" calcext:value-type="float">
            <text:p>101193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1193" calcext:value-type="float">
            <text:p>101193</text:p>
          </table:table-cell>
          <table:table-cell office:value-type="float" office:value="101326" calcext:value-type="float">
            <text:p>10132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1326" calcext:value-type="float">
            <text:p>101326</text:p>
          </table:table-cell>
          <table:table-cell office:value-type="float" office:value="101412" calcext:value-type="float">
            <text:p>10141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1412" calcext:value-type="float">
            <text:p>101412</text:p>
          </table:table-cell>
          <table:table-cell office:value-type="float" office:value="101589" calcext:value-type="float">
            <text:p>10158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1917" calcext:value-type="float">
            <text:p>101917</text:p>
          </table:table-cell>
          <table:table-cell office:value-type="float" office:value="101957" calcext:value-type="float">
            <text:p>101957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1957" calcext:value-type="float">
            <text:p>101957</text:p>
          </table:table-cell>
          <table:table-cell office:value-type="float" office:value="102001" calcext:value-type="float">
            <text:p>10200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2001" calcext:value-type="float">
            <text:p>102001</text:p>
          </table:table-cell>
          <table:table-cell office:value-type="float" office:value="102096" calcext:value-type="float">
            <text:p>10209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2096" calcext:value-type="float">
            <text:p>102096</text:p>
          </table:table-cell>
          <table:table-cell office:value-type="float" office:value="102143" calcext:value-type="float">
            <text:p>10214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2143" calcext:value-type="float">
            <text:p>102143</text:p>
          </table:table-cell>
          <table:table-cell office:value-type="float" office:value="102187" calcext:value-type="float">
            <text:p>102187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2288" calcext:value-type="float">
            <text:p>102288</text:p>
          </table:table-cell>
          <table:table-cell office:value-type="float" office:value="102346" calcext:value-type="float">
            <text:p>10234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2346" calcext:value-type="float">
            <text:p>102346</text:p>
          </table:table-cell>
          <table:table-cell office:value-type="float" office:value="102380" calcext:value-type="float">
            <text:p>10238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2380" calcext:value-type="float">
            <text:p>102380</text:p>
          </table:table-cell>
          <table:table-cell office:value-type="float" office:value="102434" calcext:value-type="float">
            <text:p>102434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2346" calcext:value-type="float">
            <text:p>102346</text:p>
          </table:table-cell>
          <table:table-cell office:value-type="float" office:value="102465" calcext:value-type="float">
            <text:p>10246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2434" calcext:value-type="float">
            <text:p>102434</text:p>
          </table:table-cell>
          <table:table-cell office:value-type="float" office:value="102568" calcext:value-type="float">
            <text:p>10256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2568" calcext:value-type="float">
            <text:p>102568</text:p>
          </table:table-cell>
          <table:table-cell office:value-type="float" office:value="102720" calcext:value-type="float">
            <text:p>10272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2997" calcext:value-type="float">
            <text:p>102997</text:p>
          </table:table-cell>
          <table:table-cell office:value-type="float" office:value="103025" calcext:value-type="float">
            <text:p>10302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3025" calcext:value-type="float">
            <text:p>103025</text:p>
          </table:table-cell>
          <table:table-cell office:value-type="float" office:value="103073" calcext:value-type="float">
            <text:p>10307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3073" calcext:value-type="float">
            <text:p>103073</text:p>
          </table:table-cell>
          <table:table-cell office:value-type="float" office:value="103149" calcext:value-type="float">
            <text:p>10314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3149" calcext:value-type="float">
            <text:p>103149</text:p>
          </table:table-cell>
          <table:table-cell office:value-type="float" office:value="103203" calcext:value-type="float">
            <text:p>10320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3203" calcext:value-type="float">
            <text:p>103203</text:p>
          </table:table-cell>
          <table:table-cell office:value-type="float" office:value="103250" calcext:value-type="float">
            <text:p>10325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3453" calcext:value-type="float">
            <text:p>103453</text:p>
          </table:table-cell>
          <table:table-cell office:value-type="float" office:value="103507" calcext:value-type="float">
            <text:p>10350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3478" calcext:value-type="float">
            <text:p>103478</text:p>
          </table:table-cell>
          <table:table-cell office:value-type="float" office:value="103518" calcext:value-type="float">
            <text:p>10351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3507" calcext:value-type="float">
            <text:p>103507</text:p>
          </table:table-cell>
          <table:table-cell office:value-type="float" office:value="103573" calcext:value-type="float">
            <text:p>10357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3518" calcext:value-type="float">
            <text:p>103518</text:p>
          </table:table-cell>
          <table:table-cell office:value-type="float" office:value="103586" calcext:value-type="float">
            <text:p>10358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3586" calcext:value-type="float">
            <text:p>103586</text:p>
          </table:table-cell>
          <table:table-cell office:value-type="float" office:value="103782" calcext:value-type="float">
            <text:p>10378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3782" calcext:value-type="float">
            <text:p>103782</text:p>
          </table:table-cell>
          <table:table-cell office:value-type="float" office:value="103855" calcext:value-type="float">
            <text:p>10385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05394" calcext:value-type="float">
            <text:p>105394</text:p>
          </table:table-cell>
          <table:table-cell office:value-type="float" office:value="105418" calcext:value-type="float">
            <text:p>10541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5735" calcext:value-type="float">
            <text:p>105735</text:p>
          </table:table-cell>
          <table:table-cell office:value-type="float" office:value="105829" calcext:value-type="float">
            <text:p>10582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5829" calcext:value-type="float">
            <text:p>105829</text:p>
          </table:table-cell>
          <table:table-cell office:value-type="float" office:value="106039" calcext:value-type="float">
            <text:p>10603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6039" calcext:value-type="float">
            <text:p>106039</text:p>
          </table:table-cell>
          <table:table-cell office:value-type="float" office:value="106101" calcext:value-type="float">
            <text:p>106101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6101" calcext:value-type="float">
            <text:p>106101</text:p>
          </table:table-cell>
          <table:table-cell office:value-type="float" office:value="106233" calcext:value-type="float">
            <text:p>10623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6233" calcext:value-type="float">
            <text:p>106233</text:p>
          </table:table-cell>
          <table:table-cell office:value-type="float" office:value="106359" calcext:value-type="float">
            <text:p>10635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6359" calcext:value-type="float">
            <text:p>106359</text:p>
          </table:table-cell>
          <table:table-cell office:value-type="float" office:value="106554" calcext:value-type="float">
            <text:p>10655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7310" calcext:value-type="float">
            <text:p>107310</text:p>
          </table:table-cell>
          <table:table-cell office:value-type="float" office:value="107362" calcext:value-type="float">
            <text:p>10736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7362" calcext:value-type="float">
            <text:p>107362</text:p>
          </table:table-cell>
          <table:table-cell office:value-type="float" office:value="107458" calcext:value-type="float">
            <text:p>10745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7458" calcext:value-type="float">
            <text:p>107458</text:p>
          </table:table-cell>
          <table:table-cell office:value-type="float" office:value="107516" calcext:value-type="float">
            <text:p>10751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7516" calcext:value-type="float">
            <text:p>107516</text:p>
          </table:table-cell>
          <table:table-cell office:value-type="float" office:value="107600" calcext:value-type="float">
            <text:p>107600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7672" calcext:value-type="float">
            <text:p>107672</text:p>
          </table:table-cell>
          <table:table-cell office:value-type="float" office:value="107736" calcext:value-type="float">
            <text:p>107736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07736" calcext:value-type="float">
            <text:p>107736</text:p>
          </table:table-cell>
          <table:table-cell office:value-type="float" office:value="107824" calcext:value-type="float">
            <text:p>10782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7824" calcext:value-type="float">
            <text:p>107824</text:p>
          </table:table-cell>
          <table:table-cell office:value-type="float" office:value="107882" calcext:value-type="float">
            <text:p>107882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7882" calcext:value-type="float">
            <text:p>107882</text:p>
          </table:table-cell>
          <table:table-cell office:value-type="float" office:value="107998" calcext:value-type="float">
            <text:p>10799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8170" calcext:value-type="float">
            <text:p>108170</text:p>
          </table:table-cell>
          <table:table-cell office:value-type="float" office:value="108336" calcext:value-type="float">
            <text:p>10833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08336" calcext:value-type="float">
            <text:p>108336</text:p>
          </table:table-cell>
          <table:table-cell office:value-type="float" office:value="108424" calcext:value-type="float">
            <text:p>10842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8424" calcext:value-type="float">
            <text:p>108424</text:p>
          </table:table-cell>
          <table:table-cell office:value-type="float" office:value="108492" calcext:value-type="float">
            <text:p>10849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08492" calcext:value-type="float">
            <text:p>108492</text:p>
          </table:table-cell>
          <table:table-cell office:value-type="float" office:value="108558" calcext:value-type="float">
            <text:p>10855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8558" calcext:value-type="float">
            <text:p>108558</text:p>
          </table:table-cell>
          <table:table-cell office:value-type="float" office:value="108616" calcext:value-type="float">
            <text:p>108616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8616" calcext:value-type="float">
            <text:p>108616</text:p>
          </table:table-cell>
          <table:table-cell office:value-type="float" office:value="108813" calcext:value-type="float">
            <text:p>108813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08852" calcext:value-type="float">
            <text:p>108852</text:p>
          </table:table-cell>
          <table:table-cell office:value-type="float" office:value="108910" calcext:value-type="float">
            <text:p>108910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08931" calcext:value-type="float">
            <text:p>108931</text:p>
          </table:table-cell>
          <table:table-cell office:value-type="float" office:value="108993" calcext:value-type="float">
            <text:p>10899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9509" calcext:value-type="float">
            <text:p>109509</text:p>
          </table:table-cell>
          <table:table-cell office:value-type="float" office:value="109553" calcext:value-type="float">
            <text:p>10955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09616" calcext:value-type="float">
            <text:p>109616</text:p>
          </table:table-cell>
          <table:table-cell office:value-type="float" office:value="109790" calcext:value-type="float">
            <text:p>10979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09790" calcext:value-type="float">
            <text:p>109790</text:p>
          </table:table-cell>
          <table:table-cell office:value-type="float" office:value="109933" calcext:value-type="float">
            <text:p>10993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09933" calcext:value-type="float">
            <text:p>109933</text:p>
          </table:table-cell>
          <table:table-cell office:value-type="float" office:value="110019" calcext:value-type="float">
            <text:p>11001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0019" calcext:value-type="float">
            <text:p>110019</text:p>
          </table:table-cell>
          <table:table-cell office:value-type="float" office:value="110068" calcext:value-type="float">
            <text:p>11006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0068" calcext:value-type="float">
            <text:p>110068</text:p>
          </table:table-cell>
          <table:table-cell office:value-type="float" office:value="110197" calcext:value-type="float">
            <text:p>110197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0197" calcext:value-type="float">
            <text:p>110197</text:p>
          </table:table-cell>
          <table:table-cell office:value-type="float" office:value="110237" calcext:value-type="float">
            <text:p>11023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0237" calcext:value-type="float">
            <text:p>110237</text:p>
          </table:table-cell>
          <table:table-cell office:value-type="float" office:value="110313" calcext:value-type="float">
            <text:p>11031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0355" calcext:value-type="float">
            <text:p>11035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0355" calcext:value-type="float">
            <text:p>110355</text:p>
          </table:table-cell>
          <table:table-cell office:value-type="float" office:value="110419" calcext:value-type="float">
            <text:p>110419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0419" calcext:value-type="float">
            <text:p>110419</text:p>
          </table:table-cell>
          <table:table-cell office:value-type="float" office:value="110466" calcext:value-type="float">
            <text:p>110466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0466" calcext:value-type="float">
            <text:p>110466</text:p>
          </table:table-cell>
          <table:table-cell office:value-type="float" office:value="110514" calcext:value-type="float">
            <text:p>110514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0514" calcext:value-type="float">
            <text:p>110514</text:p>
          </table:table-cell>
          <table:table-cell office:value-type="float" office:value="110562" calcext:value-type="float">
            <text:p>110562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0761" calcext:value-type="float">
            <text:p>110761</text:p>
          </table:table-cell>
          <table:table-cell office:value-type="float" office:value="110898" calcext:value-type="float">
            <text:p>110898</text:p>
          </table:table-cell>
        </table:table-row>
        <table:table-row table:style-name="ro3">
          <table:table-cell office:value-type="string" calcext:value-type="string">
            <text:p>Adjust LEFT hand pose</text:p>
          </table:table-cell>
          <table:table-cell office:value-type="float" office:value="110898" calcext:value-type="float">
            <text:p>110898</text:p>
          </table:table-cell>
          <table:table-cell office:value-type="float" office:value="110963" calcext:value-type="float">
            <text:p>11096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0934" calcext:value-type="float">
            <text:p>110934</text:p>
          </table:table-cell>
          <table:table-cell office:value-type="float" office:value="111002" calcext:value-type="float">
            <text:p>111002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1002" calcext:value-type="float">
            <text:p>111002</text:p>
          </table:table-cell>
          <table:table-cell office:value-type="float" office:value="111062" calcext:value-type="float">
            <text:p>11106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062" calcext:value-type="float">
            <text:p>111062</text:p>
          </table:table-cell>
          <table:table-cell office:value-type="float" office:value="111120" calcext:value-type="float">
            <text:p>111120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1120" calcext:value-type="float">
            <text:p>111120</text:p>
          </table:table-cell>
          <table:table-cell office:value-type="float" office:value="111154" calcext:value-type="float">
            <text:p>11115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1154" calcext:value-type="float">
            <text:p>111154</text:p>
          </table:table-cell>
          <table:table-cell office:value-type="float" office:value="111215" calcext:value-type="float">
            <text:p>111215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215" calcext:value-type="float">
            <text:p>111215</text:p>
          </table:table-cell>
          <table:table-cell office:value-type="float" office:value="111321" calcext:value-type="float">
            <text:p>11132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1321" calcext:value-type="float">
            <text:p>111321</text:p>
          </table:table-cell>
          <table:table-cell office:value-type="float" office:value="111347" calcext:value-type="float">
            <text:p>111347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347" calcext:value-type="float">
            <text:p>111347</text:p>
          </table:table-cell>
          <table:table-cell office:value-type="float" office:value="111503" calcext:value-type="float">
            <text:p>111503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1503" calcext:value-type="float">
            <text:p>111503</text:p>
          </table:table-cell>
          <table:table-cell office:value-type="float" office:value="111601" calcext:value-type="float">
            <text:p>11160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601" calcext:value-type="float">
            <text:p>111601</text:p>
          </table:table-cell>
          <table:table-cell office:value-type="float" office:value="111677" calcext:value-type="float">
            <text:p>111677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11685" calcext:value-type="float">
            <text:p>111685</text:p>
          </table:table-cell>
          <table:table-cell office:value-type="float" office:value="111723" calcext:value-type="float">
            <text:p>111723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1677" calcext:value-type="float">
            <text:p>111677</text:p>
          </table:table-cell>
          <table:table-cell office:value-type="float" office:value="111883" calcext:value-type="float">
            <text:p>111883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1883" calcext:value-type="float">
            <text:p>111883</text:p>
          </table:table-cell>
          <table:table-cell office:value-type="float" office:value="112085" calcext:value-type="float">
            <text:p>11208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2085" calcext:value-type="float">
            <text:p>112085</text:p>
          </table:table-cell>
          <table:table-cell office:value-type="float" office:value="112241" calcext:value-type="float">
            <text:p>112241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2241" calcext:value-type="float">
            <text:p>112241</text:p>
          </table:table-cell>
          <table:table-cell office:value-type="float" office:value="112296" calcext:value-type="float">
            <text:p>112296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2296" calcext:value-type="float">
            <text:p>112296</text:p>
          </table:table-cell>
          <table:table-cell office:value-type="float" office:value="112438" calcext:value-type="float">
            <text:p>11243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2438" calcext:value-type="float">
            <text:p>112438</text:p>
          </table:table-cell>
          <table:table-cell office:value-type="float" office:value="112525" calcext:value-type="float">
            <text:p>112525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2525" calcext:value-type="float">
            <text:p>112525</text:p>
          </table:table-cell>
          <table:table-cell office:value-type="float" office:value="112669" calcext:value-type="float">
            <text:p>112669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2669" calcext:value-type="float">
            <text:p>112669</text:p>
          </table:table-cell>
          <table:table-cell office:value-type="float" office:value="112764" calcext:value-type="float">
            <text:p>112764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2764" calcext:value-type="float">
            <text:p>112764</text:p>
          </table:table-cell>
          <table:table-cell office:value-type="float" office:value="112822" calcext:value-type="float">
            <text:p>112822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2822" calcext:value-type="float">
            <text:p>112822</text:p>
          </table:table-cell>
          <table:table-cell office:value-type="float" office:value="112920" calcext:value-type="float">
            <text:p>11292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2920" calcext:value-type="float">
            <text:p>112920</text:p>
          </table:table-cell>
          <table:table-cell office:value-type="float" office:value="113195" calcext:value-type="float">
            <text:p>113195</text:p>
          </table:table-cell>
        </table:table-row>
        <table:table-row table:style-name="ro3">
          <table:table-cell office:value-type="string" calcext:value-type="string">
            <text:p>Adjust BASE pose</text:p>
          </table:table-cell>
          <table:table-cell office:value-type="float" office:value="113209" calcext:value-type="float">
            <text:p>113209</text:p>
          </table:table-cell>
          <table:table-cell office:value-type="float" office:value="113233" calcext:value-type="float">
            <text:p>113233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6319" calcext:value-type="float">
            <text:p>116319</text:p>
          </table:table-cell>
          <table:table-cell office:value-type="float" office:value="116375" calcext:value-type="float">
            <text:p>116375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6375" calcext:value-type="float">
            <text:p>116375</text:p>
          </table:table-cell>
          <table:table-cell office:value-type="float" office:value="116449" calcext:value-type="float">
            <text:p>11644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6449" calcext:value-type="float">
            <text:p>116449</text:p>
          </table:table-cell>
          <table:table-cell office:value-type="float" office:value="116625" calcext:value-type="float">
            <text:p>116625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6625" calcext:value-type="float">
            <text:p>116625</text:p>
          </table:table-cell>
          <table:table-cell office:value-type="float" office:value="116779" calcext:value-type="float">
            <text:p>11677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6779" calcext:value-type="float">
            <text:p>116779</text:p>
          </table:table-cell>
          <table:table-cell office:value-type="float" office:value="116897" calcext:value-type="float">
            <text:p>116897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6897" calcext:value-type="float">
            <text:p>116897</text:p>
          </table:table-cell>
          <table:table-cell office:value-type="float" office:value="116974" calcext:value-type="float">
            <text:p>116974</text:p>
          </table:table-cell>
        </table:table-row>
        <table:table-row table:style-name="ro3">
          <table:table-cell office:value-type="string" calcext:value-type="string">
            <text:p>Tools selection</text:p>
          </table:table-cell>
          <table:table-cell office:value-type="float" office:value="116974" calcext:value-type="float">
            <text:p>116974</text:p>
          </table:table-cell>
          <table:table-cell office:value-type="float" office:value="117029" calcext:value-type="float">
            <text:p>117029</text:p>
          </table:table-cell>
        </table:table-row>
        <table:table-row table:style-name="ro3">
          <table:table-cell office:value-type="string" calcext:value-type="string">
            <text:p>Adjust RIGHT hand pose</text:p>
          </table:table-cell>
          <table:table-cell office:value-type="float" office:value="117029" calcext:value-type="float">
            <text:p>117029</text:p>
          </table:table-cell>
          <table:table-cell office:value-type="float" office:value="117079" calcext:value-type="float">
            <text:p>117079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7079" calcext:value-type="float">
            <text:p>117079</text:p>
          </table:table-cell>
          <table:table-cell office:value-type="float" office:value="117221" calcext:value-type="float">
            <text:p>11722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7221" calcext:value-type="float">
            <text:p>117221</text:p>
          </table:table-cell>
          <table:table-cell office:value-type="float" office:value="117238" calcext:value-type="float">
            <text:p>117238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7238" calcext:value-type="float">
            <text:p>117238</text:p>
          </table:table-cell>
          <table:table-cell office:value-type="float" office:value="117370" calcext:value-type="float">
            <text:p>117370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7370" calcext:value-type="float">
            <text:p>117370</text:p>
          </table:table-cell>
          <table:table-cell office:value-type="float" office:value="117381" calcext:value-type="float">
            <text:p>117381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7381" calcext:value-type="float">
            <text:p>117381</text:p>
          </table:table-cell>
          <table:table-cell office:value-type="float" office:value="117424" calcext:value-type="float">
            <text:p>117424</text:p>
          </table:table-cell>
        </table:table-row>
        <table:table-row table:style-name="ro3">
          <table:table-cell office:value-type="string" calcext:value-type="string">
            <text:p>Localisation</text:p>
          </table:table-cell>
          <table:table-cell office:value-type="float" office:value="117424" calcext:value-type="float">
            <text:p>117424</text:p>
          </table:table-cell>
          <table:table-cell office:value-type="float" office:value="117518" calcext:value-type="float">
            <text:p>117518</text:p>
          </table:table-cell>
        </table:table-row>
        <table:table-row table:style-name="ro3">
          <table:table-cell office:value-type="string" calcext:value-type="string">
            <text:p>Execution</text:p>
          </table:table-cell>
          <table:table-cell office:value-type="float" office:value="117518" calcext:value-type="float">
            <text:p>117518</text:p>
          </table:table-cell>
          <table:table-cell office:value-type="float" office:value="117529" calcext:value-type="float">
            <text:p>117529</text:p>
          </table:table-cell>
        </table:table-row>
        <table:table-row table:style-name="ro3">
          <table:table-cell office:value-type="string" calcext:value-type="string">
            <text:p>Pick and place</text:p>
          </table:table-cell>
          <table:table-cell office:value-type="float" office:value="117529" calcext:value-type="float">
            <text:p>117529</text:p>
          </table:table-cell>
          <table:table-cell office:value-type="float" office:value="117568" calcext:value-type="float">
            <text:p>11756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2:15.190107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7S</meta:editing-duration>
    <meta:editing-cycles>16</meta:editing-cycles>
    <meta:generator>LibreOffice/6.0.4.2$Linux_X86_64 LibreOffice_project/9b0d9b32d5dcda91d2f1a96dc04c645c450872bf</meta:generator>
    <dc:date>2018-09-25T10:52:33.165711159</dc:date>
    <meta:document-statistic meta:table-count="3" meta:cell-count="717" meta:object-count="0"/>
    <meta:user-defined meta:name="Info 1"/>
    <meta:user-defined meta:name="Info 2"/>
    <meta:user-defined meta:name="Info 3"/>
    <meta:user-defined meta:name="Info 4"/>
  </office:meta>
</office:document-meta>
</file>